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1cm" fo:min-width="3.028cm"/>
    </style:style>
    <style:style style:name="gr2" style:family="graphic" style:parent-style-name="standard">
      <style:graphic-properties draw:textarea-horizontal-align="justify" draw:textarea-vertical-align="middle" draw:auto-grow-height="false" fo:min-height="1.41cm" fo:min-width="3.027cm"/>
    </style:style>
    <style:style style:name="gr3" style:family="graphic" style:parent-style-name="standard">
      <style:graphic-properties draw:textarea-horizontal-align="justify" draw:textarea-vertical-align="middle" draw:auto-grow-height="false" fo:min-height="1.409cm" fo:min-width="3.027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1.409cm" fo:min-width="3.027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1.409cm" fo:min-width="3.02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aea79f" draw:textarea-horizontal-align="justify" draw:textarea-vertical-align="middle" draw:auto-grow-height="false" fo:min-height="1.409cm" fo:min-width="3.027cm"/>
    </style:style>
    <style:style style:name="gr8" style:family="graphic" style:parent-style-name="standard">
      <style:graphic-properties draw:fill-color="#dd4814" draw:textarea-horizontal-align="justify" draw:textarea-vertical-align="middle" draw:auto-grow-height="false" fo:min-height="1.41cm" fo:min-width="3.027cm"/>
    </style:style>
    <style:style style:name="gr9" style:family="graphic" style:parent-style-name="standard">
      <style:graphic-properties draw:fill-color="#aea79f" draw:textarea-horizontal-align="justify" draw:textarea-vertical-align="middle" draw:auto-grow-height="false" fo:min-height="1.41cm" fo:min-width="3.027cm"/>
    </style:style>
    <style:style style:name="gr10" style:family="graphic" style:parent-style-name="standard">
      <style:graphic-properties draw:fill-color="#aea79f" draw:textarea-horizontal-align="justify" draw:textarea-vertical-align="middle" draw:auto-grow-height="false" fo:min-height="1.41cm" fo:min-width="3.0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786cm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1.41cm" fo:min-width="3.027cm"/>
    </style:style>
    <style:style style:name="gr14" style:family="graphic" style:parent-style-name="standard">
      <style:graphic-properties draw:fill-color="#dd4814" draw:textarea-horizontal-align="justify" draw:textarea-vertical-align="middle" draw:auto-grow-height="false" fo:min-height="1.41cm" fo:min-width="3.818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="hatch" draw:fill-hatch-name="Black_20_45_20_Degrees_20_Wide" draw:textarea-horizontal-align="justify" draw:textarea-vertical-align="middle" draw:auto-grow-height="false" fo:min-height="1.41cm" fo:min-width="3.027cm"/>
    </style:style>
    <style:style style:name="gr17" style:family="graphic" style:parent-style-name="standard">
      <style:graphic-properties draw:fill-color="#ff6666" draw:textarea-horizontal-align="justify" draw:textarea-vertical-align="middle" draw:auto-grow-height="false" fo:min-height="1.528cm" fo:min-width="5.59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loext:graphic-properties draw:fill-color="#aea79f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hatch" draw:fill-hatch-name="Black_20_45_20_Degrees_20_Wide"/>
      <style:paragraph-properties fo:text-align="center"/>
    </style:style>
    <style:style style:name="P9" style:family="paragraph">
      <loext:graphic-properties draw:fill-color="#ff66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5" draw:id="id15" draw:layer="layout" svg:width="3.528cm" svg:height="1.66cm" svg:x="1.731cm" svg:y="11.083cm">
          <text:p text:style-name="P1">audioOu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27cm" svg:height="1.66cm" svg:x="1.568cm" svg:y="4.871cm">
          <text:p text:style-name="P1">audioIn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527cm" svg:height="1.659cm" svg:x="10.031cm" svg:y="6.726cm">
          <text:p text:style-name="P1">biquad1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527cm" svg:height="1.659cm" svg:x="22.48cm" svg:y="6.726cm">
          <text:p text:style-name="P1">convert2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3.528cm" svg:height="1.659cm" svg:x="14.18cm" svg:y="6.726cm">
          <text:p text:style-name="P1">convert1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527cm" svg:height="1.659cm" svg:x="18.33cm" svg:y="6.726cm">
          <text:p text:style-name="P1">fir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28cm" svg:height="1.66cm" svg:x="12.52cm" svg:y="4.236cm">
          <text:p text:style-name="P1">codec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527cm" svg:height="1.66cm" svg:x="22.48cm" svg:y="9.215cm">
          <text:p text:style-name="P1">fir1pos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527cm" svg:height="1.659cm" svg:x="5.919cm" svg:y="6.726cm">
          <text:p text:style-name="P1">mixer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3.527cm" svg:height="1.66cm" svg:x="5.881cm" svg:y="4.236cm">
          <text:p text:style-name="P1">rms1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527cm" svg:height="1.66cm" svg:x="14.388cm" svg:y="12.12cm">
          <text:p text:style-name="P1">fir2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527cm" svg:height="1.66cm" svg:x="10.238cm" svg:y="12.12cm">
          <text:p text:style-name="P1">biquad2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527cm" svg:height="1.66cm" svg:x="5.881cm" svg:y="12.12cm">
          <text:p text:style-name="P1">mixer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4.358cm -1.317cm" svg:x1="5.095cm" svg:y1="5.701cm" svg:x2="5.919cm" svg:y2="7.555cm" draw:start-shape="id1" draw:start-glue-point="1" draw:end-shape="id2" draw:end-glue-point="3" svg:d="M5095 5701h493v1867h-171v-13h502" svg:viewBox="0 0 825 1868">
          <text:p/>
        </draw:connector>
        <draw:connector draw:style-name="gr6" draw:text-style-name="P1" draw:layer="layout" svg:x1="9.446cm" svg:y1="7.555cm" svg:x2="10.031cm" svg:y2="7.555cm" draw:start-shape="id2" draw:start-glue-point="1" draw:end-shape="id3" draw:end-glue-point="3" svg:d="M9446 7555h585" svg:viewBox="0 0 586 1">
          <text:p/>
        </draw:connector>
        <draw:connector draw:style-name="gr6" draw:text-style-name="P1" draw:layer="layout" svg:x1="13.558cm" svg:y1="7.555cm" svg:x2="14.18cm" svg:y2="7.555cm" draw:start-shape="id3" draw:start-glue-point="1" draw:end-shape="id4" draw:end-glue-point="3" svg:d="M13558 7555h622" svg:viewBox="0 0 623 1">
          <text:p/>
        </draw:connector>
        <draw:connector draw:style-name="gr6" draw:text-style-name="P1" draw:layer="layout" svg:x1="17.708cm" svg:y1="7.555cm" svg:x2="18.33cm" svg:y2="7.555cm" draw:start-shape="id4" draw:start-glue-point="1" draw:end-shape="id5" draw:end-glue-point="3" svg:d="M17708 7555h622" svg:viewBox="0 0 623 1">
          <text:p/>
        </draw:connector>
        <draw:connector draw:style-name="gr6" draw:text-style-name="P1" draw:layer="layout" svg:x1="21.857cm" svg:y1="7.555cm" svg:x2="22.48cm" svg:y2="7.555cm" draw:start-shape="id5" draw:start-glue-point="1" draw:end-shape="id6" draw:end-glue-point="3" svg:d="M21857 7555h623" svg:viewBox="0 0 624 1">
          <text:p/>
        </draw:connector>
        <draw:connector draw:style-name="gr6" draw:text-style-name="P1" draw:layer="layout" svg:x1="26.007cm" svg:y1="7.555cm" svg:x2="26.007cm" svg:y2="10.045cm" draw:start-shape="id6" draw:start-glue-point="1" draw:end-shape="id7" draw:end-glue-point="1" svg:d="M26007 7555h500v2490h-500" svg:viewBox="0 0 501 2491">
          <text:p/>
        </draw:connector>
        <draw:connector draw:style-name="gr6" draw:text-style-name="P1" xml:id="id8" draw:id="id8" draw:layer="layout" svg:x1="5.095cm" svg:y1="5.701cm" svg:x2="5.095cm" svg:y2="5.701cm" draw:start-shape="id1" draw:start-glue-point="1" draw:end-shape="id1" svg:d="M5095 5701z" svg:viewBox="0 0 1 1">
          <text:p/>
        </draw:connector>
        <draw:connector draw:style-name="gr6" draw:text-style-name="P1" draw:layer="layout" svg:x1="5.095cm" svg:y1="5.701cm" svg:x2="5.881cm" svg:y2="5.066cm" draw:start-shape="id8" draw:start-glue-point="0" draw:end-shape="id9" draw:end-glue-point="3" svg:d="M5095 5701v-635h786" svg:viewBox="0 0 787 636">
          <text:p/>
        </draw:connector>
        <draw:custom-shape draw:style-name="gr7" draw:text-style-name="P3" xml:id="id10" draw:id="id10" draw:layer="layout" svg:width="3.527cm" svg:height="1.659cm" svg:x="1.568cm" svg:y="6.739cm">
          <text:p text:style-name="P1">waveform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095cm" svg:y1="7.568cm" svg:x2="5.593cm" svg:y2="7.54cm" draw:start-shape="id10" draw:start-glue-point="1" svg:d="M5095 7568h500v-28h-2" svg:viewBox="0 0 501 29">
          <text:p/>
        </draw:connector>
        <draw:custom-shape draw:style-name="gr8" draw:text-style-name="P4" xml:id="id18" draw:id="id18" draw:layer="layout" svg:width="3.527cm" svg:height="1.66cm" svg:x="18.456cm" svg:y="12.12cm">
          <text:p text:style-name="P1">dis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388cm" svg:y1="12.95cm" svg:x2="13.765cm" svg:y2="12.95cm" draw:start-shape="id11" draw:start-glue-point="3" draw:end-shape="id12" draw:end-glue-point="1" svg:d="M14388 12950h-623" svg:viewBox="0 0 624 1">
          <text:p/>
        </draw:connector>
        <draw:connector draw:style-name="gr6" draw:text-style-name="P1" draw:layer="layout" svg:x1="10.238cm" svg:y1="12.95cm" svg:x2="9.408cm" svg:y2="12.95cm" draw:start-shape="id12" draw:start-glue-point="3" draw:end-shape="id13" draw:end-glue-point="1" svg:d="M10238 12950h-830" svg:viewBox="0 0 831 1">
          <text:p/>
        </draw:connector>
        <draw:custom-shape draw:style-name="gr9" draw:text-style-name="P3" xml:id="id14" draw:id="id14" draw:layer="layout" svg:width="3.527cm" svg:height="1.66cm" svg:x="1.524cm" svg:y="8.606cm">
          <text:p text:style-name="P1">usbI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4.351cm 1.344cm" svg:x1="5.051cm" svg:y1="9.436cm" svg:x2="5.919cm" svg:y2="7.555cm" draw:start-shape="id14" draw:start-glue-point="1" draw:end-shape="id2" draw:end-glue-point="3" svg:d="M5051 9436h544v-1868h-178v-13h502" svg:viewBox="0 0 869 1882">
          <text:p/>
        </draw:connector>
        <draw:custom-shape draw:style-name="gr10" draw:text-style-name="P3" xml:id="id16" draw:id="id16" draw:layer="layout" svg:width="3.528cm" svg:height="1.66cm" svg:x="1.731cm" svg:y="13.365cm">
          <text:p text:style-name="P1">usbOu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259cm" svg:y1="11.913cm" svg:x2="5.881cm" svg:y2="12.95cm" draw:start-shape="id15" draw:start-glue-point="1" draw:end-shape="id13" draw:end-glue-point="3" svg:d="M5259 11913h311v1037h311" svg:viewBox="0 0 623 1038">
          <text:p/>
        </draw:connector>
        <draw:connector draw:style-name="gr6" draw:text-style-name="P1" draw:layer="layout" svg:x1="5.259cm" svg:y1="14.195cm" svg:x2="5.881cm" svg:y2="12.95cm" draw:start-shape="id16" draw:start-glue-point="1" draw:end-shape="id13" draw:end-glue-point="3" svg:d="M5259 14195h311v-1245h311" svg:viewBox="0 0 623 1246">
          <text:p/>
        </draw:connector>
        <draw:custom-shape draw:style-name="gr8" draw:text-style-name="P4" xml:id="id17" draw:id="id17" draw:layer="layout" svg:width="3.527cm" svg:height="1.66cm" svg:x="18.456cm" svg:y="9.215cm">
          <text:p text:style-name="P1">comp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.48cm" svg:y1="10.045cm" svg:x2="21.983cm" svg:y2="10.045cm" draw:start-shape="id7" draw:start-glue-point="3" draw:end-shape="id17" draw:end-glue-point="1" svg:d="M22480 10045h-497" svg:viewBox="0 0 498 1">
          <text:p/>
        </draw:connector>
        <draw:connector draw:style-name="gr6" draw:text-style-name="P1" draw:layer="layout" svg:x1="20.219cm" svg:y1="10.875cm" svg:x2="20.219cm" svg:y2="12.12cm" draw:start-shape="id17" draw:start-glue-point="2" draw:end-shape="id18" svg:d="M20219 10875v1245" svg:viewBox="0 0 1 1246">
          <text:p/>
        </draw:connector>
        <draw:connector draw:style-name="gr6" draw:text-style-name="P1" draw:layer="layout" svg:x1="18.456cm" svg:y1="12.95cm" svg:x2="17.915cm" svg:y2="12.95cm" draw:start-shape="id18" draw:start-glue-point="3" draw:end-shape="id11" draw:end-glue-point="1" svg:d="M18456 12950h-541" svg:viewBox="0 0 542 1">
          <text:p/>
        </draw:connector>
        <draw:custom-shape draw:style-name="gr2" draw:text-style-name="P1" xml:id="id19" draw:id="id19" draw:layer="layout" svg:width="3.527cm" svg:height="1.66cm" svg:x="5.881cm" svg:y="2.161cm">
          <text:p text:style-name="P1">peakI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095cm" svg:y1="5.701cm" svg:x2="5.881cm" svg:y2="2.991cm" draw:start-shape="id8" draw:start-glue-point="0" draw:end-shape="id19" draw:end-glue-point="3" svg:d="M5095 5701v-2710h786" svg:viewBox="0 0 787 2711">
          <text:p/>
        </draw:connector>
        <draw:custom-shape draw:style-name="gr2" draw:text-style-name="P1" xml:id="id20" draw:id="id20" draw:layer="layout" svg:width="3.527cm" svg:height="1.66cm" svg:x="14.388cm" svg:y="14.61cm">
          <text:p text:style-name="P1">peakDis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.219cm" svg:y1="13.78cm" svg:x2="17.915cm" svg:y2="15.44cm" draw:start-shape="id18" draw:start-glue-point="2" draw:end-shape="id20" draw:end-glue-point="1" svg:d="M20219 13780v1660h-2304" svg:viewBox="0 0 2305 1661">
          <text:p/>
        </draw:connector>
        <draw:custom-shape draw:style-name="gr2" draw:text-style-name="P1" xml:id="id21" draw:id="id21" draw:layer="layout" svg:width="3.527cm" svg:height="1.66cm" svg:x="22.524cm" svg:y="12.12cm">
          <text:p text:style-name="P1">peakFir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4.243cm" svg:y1="10.875cm" svg:x2="24.287cm" svg:y2="12.12cm" draw:start-shape="id7" draw:start-glue-point="2" draw:end-shape="id21" draw:end-glue-point="0" svg:d="M24243 10875v623h44v622" svg:viewBox="0 0 45 1246">
          <text:p/>
        </draw:connector>
        <draw:custom-shape draw:style-name="gr2" draw:text-style-name="P1" xml:id="id22" draw:id="id22" draw:layer="layout" svg:width="3.527cm" svg:height="1.66cm" svg:x="1.776cm" svg:y="15.358cm">
          <text:p text:style-name="P1">peakOu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209cm 0cm -0.215cm" svg:x1="5.881cm" svg:y1="12.95cm" svg:x2="5.303cm" svg:y2="16.188cm" draw:start-shape="id13" draw:start-glue-point="3" draw:end-shape="id22" draw:end-glue-point="1" svg:d="M5881 12950h-293v1619 1619h-285" svg:viewBox="0 0 579 3239">
          <text:p/>
        </draw:connector>
        <draw:custom-shape draw:style-name="gr9" draw:text-style-name="P3" xml:id="id23" draw:id="id23" draw:layer="layout" svg:width="3.527cm" svg:height="1.66cm" svg:x="10.031cm" svg:y="9.008cm">
          <text:p text:style-name="P1">queue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682cm" svg:y1="8.385cm" svg:x2="10.031cm" svg:y2="9.838cm" draw:start-shape="id2" draw:start-glue-point="2" draw:end-shape="id23" draw:end-glue-point="3" svg:d="M7682 8385v1453h2349" svg:viewBox="0 0 2350 1454">
          <text:p/>
        </draw:connector>
        <draw:custom-shape draw:style-name="gr9" draw:text-style-name="P3" xml:id="id24" draw:id="id24" draw:layer="layout" svg:width="3.527cm" svg:height="1.66cm" svg:x="6.296cm" svg:y="15.232cm">
          <text:p text:style-name="P1">queue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644cm" svg:y1="13.78cm" svg:x2="8.059cm" svg:y2="15.232cm" draw:start-shape="id13" draw:start-glue-point="2" draw:end-shape="id24" svg:d="M7644 13780v726h415v726" svg:viewBox="0 0 416 1453">
          <text:p/>
        </draw:connector>
        <draw:frame draw:style-name="gr11" draw:text-style-name="P5" draw:layer="layout" svg:width="2.61cm" svg:height="0.962cm" svg:x="1.778cm" svg:y="19.558cm">
          <draw:text-box>
            <text:p>Legend</text:p>
          </draw:text-box>
        </draw:frame>
        <draw:frame draw:style-name="gr12" draw:text-style-name="P6" draw:layer="layout" svg:width="23.286cm" svg:height="0.962cm" svg:x="2.802cm" svg:y="0.362cm">
          <draw:text-box>
            <text:p><text:span text:style-name="T1">Teensy 3.5/3.6 multistage distortion modeler, distPedal07c, J.Cugnoni, 2017</text:span></text:p>
          </draw:text-box>
        </draw:frame>
        <draw:custom-shape draw:style-name="gr2" draw:text-style-name="P1" draw:layer="layout" svg:width="3.527cm" svg:height="1.66cm" svg:x="4.826cm" svg:y="19.05cm">
          <text:p text:style-name="P1">Int1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527cm" svg:height="1.66cm" svg:x="9.398cm" svg:y="19.05cm">
          <text:p text:style-name="P1">Float32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318cm" svg:height="1.66cm" svg:x="13.97cm" svg:y="19.05cm">
          <text:p text:style-name="P1">Int16 IO,<text:line-break/>Float32 insid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27cm" svg:height="1.66cm" svg:x="19.05cm" svg:y="19.05cm">
          <text:p text:style-name="P1">Optional</text:p>
          <text:p text:style-name="P1">(#define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37" draw:id="id37" draw:layer="layout" svg:width="3.528cm" svg:height="1.66cm" svg:x="1.731cm" svg:y="11.083cm">
          <text:p text:style-name="P1">audioOut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3.527cm" svg:height="1.66cm" svg:x="1.568cm" svg:y="4.871cm">
          <text:p text:style-name="P1">audioIn</text:p>
          <draw:enhanced-geometry svg:viewBox="0 0 21600 21600" draw:type="rectangle" draw:enhanced-path="M 0 0 L 21600 0 21600 21600 0 21600 0 0 Z N"/>
        </draw:custom-shape>
        <draw:custom-shape draw:style-name="gr3" draw:text-style-name="P1" xml:id="id27" draw:id="id27" draw:layer="layout" svg:width="3.527cm" svg:height="1.659cm" svg:x="10.031cm" svg:y="6.726cm">
          <text:p text:style-name="P1">biquad1</text:p>
          <draw:enhanced-geometry svg:viewBox="0 0 21600 21600" draw:type="rectangle" draw:enhanced-path="M 0 0 L 21600 0 21600 21600 0 21600 0 0 Z N"/>
        </draw:custom-shape>
        <draw:custom-shape draw:style-name="gr4" draw:text-style-name="P2" xml:id="id41" draw:id="id41" draw:layer="layout" svg:width="3.527cm" svg:height="1.659cm" svg:x="18.796cm" svg:y="12.192cm">
          <text:p text:style-name="P1">convert2</text:p>
          <draw:enhanced-geometry svg:viewBox="0 0 21600 21600" draw:type="rectangle" draw:enhanced-path="M 0 0 L 21600 0 21600 21600 0 21600 0 0 Z N"/>
        </draw:custom-shape>
        <draw:custom-shape draw:style-name="gr5" draw:text-style-name="P2" xml:id="id28" draw:id="id28" draw:layer="layout" svg:width="3.528cm" svg:height="1.659cm" svg:x="14.18cm" svg:y="6.726cm">
          <text:p text:style-name="P1">convert1</text:p>
          <draw:enhanced-geometry svg:viewBox="0 0 21600 21600" draw:type="rectangle" draw:enhanced-path="M 0 0 L 21600 0 21600 21600 0 21600 0 0 Z N"/>
        </draw:custom-shape>
        <draw:custom-shape draw:style-name="gr4" draw:text-style-name="P2" xml:id="id29" draw:id="id29" draw:layer="layout" svg:width="3.527cm" svg:height="1.659cm" svg:x="18.33cm" svg:y="6.726cm">
          <text:p text:style-name="P1">fir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28cm" svg:height="1.66cm" svg:x="12.52cm" svg:y="4.236cm">
          <text:p text:style-name="P1">codec</text:p>
          <draw:enhanced-geometry svg:viewBox="0 0 21600 21600" draw:type="rectangle" draw:enhanced-path="M 0 0 L 21600 0 21600 21600 0 21600 0 0 Z N"/>
        </draw:custom-shape>
        <draw:custom-shape draw:style-name="gr3" draw:text-style-name="P1" xml:id="id26" draw:id="id26" draw:layer="layout" svg:width="3.527cm" svg:height="1.659cm" svg:x="5.919cm" svg:y="6.726cm">
          <text:p text:style-name="P1">mixer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1" draw:id="id31" draw:layer="layout" svg:width="3.527cm" svg:height="1.66cm" svg:x="5.881cm" svg:y="4.236cm">
          <text:p text:style-name="P1">rms1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3.527cm" svg:height="1.66cm" svg:x="14.388cm" svg:y="12.12cm">
          <text:p text:style-name="P1">fir2</text:p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3.527cm" svg:height="1.66cm" svg:x="10.238cm" svg:y="12.12cm">
          <text:p text:style-name="P1">biquad2</text:p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3.527cm" svg:height="1.66cm" svg:x="5.881cm" svg:y="12.12cm">
          <text:p text:style-name="P1">mixer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4.358cm -1.317cm" svg:x1="5.095cm" svg:y1="5.701cm" svg:x2="5.919cm" svg:y2="7.555cm" draw:start-shape="id25" draw:start-glue-point="1" draw:end-shape="id26" draw:end-glue-point="3" svg:d="M5095 5701h493v1867h-171v-13h502" svg:viewBox="0 0 825 1868">
          <text:p/>
        </draw:connector>
        <draw:connector draw:style-name="gr6" draw:text-style-name="P1" draw:layer="layout" svg:x1="9.446cm" svg:y1="7.555cm" svg:x2="10.031cm" svg:y2="7.555cm" draw:start-shape="id26" draw:start-glue-point="1" draw:end-shape="id27" draw:end-glue-point="3" svg:d="M9446 7555h585" svg:viewBox="0 0 586 1">
          <text:p/>
        </draw:connector>
        <draw:connector draw:style-name="gr6" draw:text-style-name="P1" draw:layer="layout" svg:x1="13.558cm" svg:y1="7.555cm" svg:x2="14.18cm" svg:y2="7.555cm" draw:start-shape="id27" draw:start-glue-point="1" draw:end-shape="id28" draw:end-glue-point="3" svg:d="M13558 7555h622" svg:viewBox="0 0 623 1">
          <text:p/>
        </draw:connector>
        <draw:connector draw:style-name="gr6" draw:text-style-name="P1" draw:layer="layout" svg:x1="17.708cm" svg:y1="7.555cm" svg:x2="18.33cm" svg:y2="7.555cm" draw:start-shape="id28" draw:start-glue-point="1" draw:end-shape="id29" draw:end-glue-point="3" svg:d="M17708 7555h622" svg:viewBox="0 0 623 1">
          <text:p/>
        </draw:connector>
        <draw:connector draw:style-name="gr6" draw:text-style-name="P1" xml:id="id30" draw:id="id30" draw:layer="layout" svg:x1="5.095cm" svg:y1="5.701cm" svg:x2="5.095cm" svg:y2="5.701cm" draw:start-shape="id25" draw:start-glue-point="1" draw:end-shape="id25" svg:d="M5095 5701z" svg:viewBox="0 0 1 1">
          <text:p/>
        </draw:connector>
        <draw:connector draw:style-name="gr6" draw:text-style-name="P1" draw:layer="layout" svg:x1="5.095cm" svg:y1="5.701cm" svg:x2="5.881cm" svg:y2="5.066cm" draw:start-shape="id30" draw:start-glue-point="0" draw:end-shape="id31" draw:end-glue-point="3" svg:d="M5095 5701v-635h786" svg:viewBox="0 0 787 636">
          <text:p/>
        </draw:connector>
        <draw:custom-shape draw:style-name="gr7" draw:text-style-name="P3" xml:id="id32" draw:id="id32" draw:layer="layout" svg:width="3.527cm" svg:height="1.659cm" svg:x="1.568cm" svg:y="6.739cm">
          <text:p text:style-name="P1">waveform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095cm" svg:y1="7.568cm" svg:x2="5.593cm" svg:y2="7.54cm" draw:start-shape="id32" draw:start-glue-point="1" svg:d="M5095 7568h500v-28h-2" svg:viewBox="0 0 501 29">
          <text:p/>
        </draw:connector>
        <draw:custom-shape draw:style-name="gr13" draw:text-style-name="P2" xml:id="id39" draw:id="id39" draw:layer="layout" svg:width="3.527cm" svg:height="1.66cm" svg:x="22.889cm" svg:y="12.192cm">
          <text:p text:style-name="P1">dis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388cm" svg:y1="12.95cm" svg:x2="13.765cm" svg:y2="12.95cm" draw:start-shape="id33" draw:start-glue-point="3" draw:end-shape="id34" draw:end-glue-point="1" svg:d="M14388 12950h-623" svg:viewBox="0 0 624 1">
          <text:p/>
        </draw:connector>
        <draw:connector draw:style-name="gr6" draw:text-style-name="P1" draw:layer="layout" svg:x1="10.238cm" svg:y1="12.95cm" svg:x2="9.408cm" svg:y2="12.95cm" draw:start-shape="id34" draw:start-glue-point="3" draw:end-shape="id35" draw:end-glue-point="1" svg:d="M10238 12950h-830" svg:viewBox="0 0 831 1">
          <text:p/>
        </draw:connector>
        <draw:custom-shape draw:style-name="gr9" draw:text-style-name="P3" xml:id="id36" draw:id="id36" draw:layer="layout" svg:width="3.527cm" svg:height="1.66cm" svg:x="1.524cm" svg:y="8.606cm">
          <text:p text:style-name="P1">usbI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4.351cm 1.344cm" svg:x1="5.051cm" svg:y1="9.436cm" svg:x2="5.919cm" svg:y2="7.555cm" draw:start-shape="id36" draw:start-glue-point="1" draw:end-shape="id26" draw:end-glue-point="3" svg:d="M5051 9436h544v-1868h-178v-13h502" svg:viewBox="0 0 869 1882">
          <text:p/>
        </draw:connector>
        <draw:custom-shape draw:style-name="gr10" draw:text-style-name="P3" xml:id="id38" draw:id="id38" draw:layer="layout" svg:width="3.528cm" svg:height="1.66cm" svg:x="1.731cm" svg:y="13.365cm">
          <text:p text:style-name="P1">usbOu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259cm" svg:y1="11.913cm" svg:x2="5.881cm" svg:y2="12.95cm" draw:start-shape="id37" draw:start-glue-point="1" draw:end-shape="id35" draw:end-glue-point="3" svg:d="M5259 11913h311v1037h311" svg:viewBox="0 0 623 1038">
          <text:p/>
        </draw:connector>
        <draw:connector draw:style-name="gr6" draw:text-style-name="P1" draw:layer="layout" svg:x1="5.259cm" svg:y1="14.195cm" svg:x2="5.881cm" svg:y2="12.95cm" draw:start-shape="id38" draw:start-glue-point="1" draw:end-shape="id35" draw:end-glue-point="3" svg:d="M5259 14195h311v-1245h311" svg:viewBox="0 0 623 1246">
          <text:p/>
        </draw:connector>
        <draw:custom-shape draw:style-name="gr13" draw:text-style-name="P2" xml:id="id40" draw:id="id40" draw:layer="layout" svg:width="3.527cm" svg:height="1.66cm" svg:x="22.635cm" svg:y="6.704cm">
          <text:p text:style-name="P1">comp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6.416cm" svg:y1="13.022cm" svg:x2="26.162cm" svg:y2="7.534cm" draw:start-shape="id39" draw:start-glue-point="1" draw:end-shape="id40" draw:end-glue-point="1" svg:d="M26416 13022h500v-5488h-754" svg:viewBox="0 0 755 5489">
          <text:p/>
        </draw:connector>
        <draw:connector draw:style-name="gr6" draw:text-style-name="P1" draw:layer="layout" svg:x1="18.796cm" svg:y1="13.021cm" svg:x2="17.915cm" svg:y2="12.95cm" draw:start-shape="id41" draw:start-glue-point="3" draw:end-shape="id33" draw:end-glue-point="1" svg:d="M18796 13021h-441v-71h-440" svg:viewBox="0 0 882 72">
          <text:p/>
        </draw:connector>
        <draw:custom-shape draw:style-name="gr2" draw:text-style-name="P1" xml:id="id42" draw:id="id42" draw:layer="layout" svg:width="3.527cm" svg:height="1.66cm" svg:x="5.881cm" svg:y="2.161cm">
          <text:p text:style-name="P1">peakI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095cm" svg:y1="5.701cm" svg:x2="5.881cm" svg:y2="2.991cm" draw:start-shape="id30" draw:start-glue-point="0" draw:end-shape="id42" draw:end-glue-point="3" svg:d="M5095 5701v-2710h786" svg:viewBox="0 0 787 2711">
          <text:p/>
        </draw:connector>
        <draw:custom-shape draw:style-name="gr2" draw:text-style-name="P1" xml:id="id43" draw:id="id43" draw:layer="layout" svg:width="3.527cm" svg:height="1.66cm" svg:x="14.388cm" svg:y="14.61cm">
          <text:p text:style-name="P1">peakDis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.559cm" svg:y1="13.851cm" svg:x2="17.915cm" svg:y2="15.44cm" draw:start-shape="id41" draw:end-shape="id43" draw:end-glue-point="1" svg:d="M20559 13851v1589h-2644" svg:viewBox="0 0 2645 1590">
          <text:p/>
        </draw:connector>
        <draw:custom-shape draw:style-name="gr16" draw:text-style-name="P8" draw:layer="layout" svg:width="3.527cm" svg:height="1.66cm" svg:x="21.59cm" svg:y="15.24cm">
          <text:p text:style-name="P1">peakFir1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3.527cm" svg:height="1.66cm" svg:x="1.776cm" svg:y="15.358cm">
          <text:p text:style-name="P1">peakOu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209cm 0cm -0.215cm" svg:x1="5.881cm" svg:y1="12.95cm" svg:x2="5.303cm" svg:y2="16.188cm" draw:start-shape="id35" draw:start-glue-point="3" draw:end-shape="id44" draw:end-glue-point="1" svg:d="M5881 12950h-293v1619 1619h-285" svg:viewBox="0 0 579 3239">
          <text:p/>
        </draw:connector>
        <draw:custom-shape draw:style-name="gr9" draw:text-style-name="P3" xml:id="id45" draw:id="id45" draw:layer="layout" svg:width="3.527cm" svg:height="1.66cm" svg:x="10.031cm" svg:y="9.008cm">
          <text:p text:style-name="P1">queue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682cm" svg:y1="8.385cm" svg:x2="10.031cm" svg:y2="9.838cm" draw:start-shape="id26" draw:start-glue-point="2" draw:end-shape="id45" draw:end-glue-point="3" svg:d="M7682 8385v1453h2349" svg:viewBox="0 0 2350 1454">
          <text:p/>
        </draw:connector>
        <draw:custom-shape draw:style-name="gr9" draw:text-style-name="P3" xml:id="id46" draw:id="id46" draw:layer="layout" svg:width="3.527cm" svg:height="1.66cm" svg:x="6.296cm" svg:y="15.232cm">
          <text:p text:style-name="P1">queue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644cm" svg:y1="13.78cm" svg:x2="8.059cm" svg:y2="15.232cm" draw:start-shape="id35" draw:start-glue-point="2" draw:end-shape="id46" svg:d="M7644 13780v726h415v726" svg:viewBox="0 0 416 1453">
          <text:p/>
        </draw:connector>
        <draw:frame draw:style-name="gr11" draw:text-style-name="P5" draw:layer="layout" svg:width="2.61cm" svg:height="0.962cm" svg:x="1.778cm" svg:y="19.558cm">
          <draw:text-box>
            <text:p>Legend</text:p>
          </draw:text-box>
        </draw:frame>
        <draw:frame draw:style-name="gr12" draw:text-style-name="P6" draw:layer="layout" svg:width="23.286cm" svg:height="0.962cm" svg:x="2.802cm" svg:y="0.362cm">
          <draw:text-box>
            <text:p><text:span text:style-name="T1">Teensy 3.5/3.6 multistage distortion modeler, distPedal07c, J.Cugnoni, 2017</text:span></text:p>
          </draw:text-box>
        </draw:frame>
        <draw:custom-shape draw:style-name="gr2" draw:text-style-name="P1" draw:layer="layout" svg:width="3.527cm" svg:height="1.66cm" svg:x="4.826cm" svg:y="19.05cm">
          <text:p text:style-name="P1">Int1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527cm" svg:height="1.66cm" svg:x="9.398cm" svg:y="19.05cm">
          <text:p text:style-name="P1">Float32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318cm" svg:height="1.66cm" svg:x="13.97cm" svg:y="19.05cm">
          <text:p text:style-name="P1">Int16 IO,<text:line-break/>Float32 insid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27cm" svg:height="1.66cm" svg:x="19.05cm" svg:y="19.05cm">
          <text:p text:style-name="P1">Optional</text:p>
          <text:p text:style-name="P1">(#define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.323cm" svg:y1="13.021cm" svg:x2="22.889cm" svg:y2="13.022cm" draw:start-shape="id41" draw:start-glue-point="1" draw:end-shape="id39" draw:end-glue-point="3" svg:d="M22323 13021h282v1h284" svg:viewBox="0 0 567 2">
          <text:p/>
        </draw:connector>
        <draw:connector draw:style-name="gr6" draw:text-style-name="P1" draw:layer="layout" svg:x1="21.857cm" svg:y1="7.555cm" svg:x2="22.635cm" svg:y2="7.534cm" draw:start-shape="id29" draw:start-glue-point="1" draw:end-shape="id40" draw:end-glue-point="3" svg:d="M21857 7555h388v-21h390" svg:viewBox="0 0 779 22">
          <text:p/>
        </draw:connector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xml:id="id59" draw:id="id59" draw:layer="layout" svg:width="3.528cm" svg:height="1.66cm" svg:x="1.731cm" svg:y="11.083cm">
          <text:p text:style-name="P1">audioOut</text:p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3.527cm" svg:height="1.66cm" svg:x="1.568cm" svg:y="4.871cm">
          <text:p text:style-name="P1">audioIn</text:p>
          <draw:enhanced-geometry svg:viewBox="0 0 21600 21600" draw:type="rectangle" draw:enhanced-path="M 0 0 L 21600 0 21600 21600 0 21600 0 0 Z N"/>
        </draw:custom-shape>
        <draw:custom-shape draw:style-name="gr4" draw:text-style-name="P2" xml:id="id50" draw:id="id50" draw:layer="layout" svg:width="3.527cm" svg:height="1.659cm" svg:x="14.301cm" svg:y="6.704cm">
          <text:p text:style-name="P1">biquad1</text:p>
          <draw:enhanced-geometry svg:viewBox="0 0 21600 21600" draw:type="rectangle" draw:enhanced-path="M 0 0 L 21600 0 21600 21600 0 21600 0 0 Z N"/>
        </draw:custom-shape>
        <draw:custom-shape draw:style-name="gr4" draw:text-style-name="P2" xml:id="id63" draw:id="id63" draw:layer="layout" svg:width="3.527cm" svg:height="1.659cm" svg:x="18.796cm" svg:y="12.192cm">
          <text:p text:style-name="P1">convert2</text:p>
          <draw:enhanced-geometry svg:viewBox="0 0 21600 21600" draw:type="rectangle" draw:enhanced-path="M 0 0 L 21600 0 21600 21600 0 21600 0 0 Z N"/>
        </draw:custom-shape>
        <draw:custom-shape draw:style-name="gr5" draw:text-style-name="P2" xml:id="id49" draw:id="id49" draw:layer="layout" svg:width="3.528cm" svg:height="1.659cm" svg:x="10.16cm" svg:y="6.726cm">
          <text:p text:style-name="P1">convert1</text:p>
          <draw:enhanced-geometry svg:viewBox="0 0 21600 21600" draw:type="rectangle" draw:enhanced-path="M 0 0 L 21600 0 21600 21600 0 21600 0 0 Z N"/>
        </draw:custom-shape>
        <draw:custom-shape draw:style-name="gr4" draw:text-style-name="P2" xml:id="id51" draw:id="id51" draw:layer="layout" svg:width="3.527cm" svg:height="1.659cm" svg:x="18.33cm" svg:y="6.626cm">
          <text:p text:style-name="P1">fir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28cm" svg:height="1.66cm" svg:x="12.52cm" svg:y="4.236cm">
          <text:p text:style-name="P1">codec</text:p>
          <draw:enhanced-geometry svg:viewBox="0 0 21600 21600" draw:type="rectangle" draw:enhanced-path="M 0 0 L 21600 0 21600 21600 0 21600 0 0 Z N"/>
        </draw:custom-shape>
        <draw:custom-shape draw:style-name="gr3" draw:text-style-name="P1" xml:id="id48" draw:id="id48" draw:layer="layout" svg:width="3.527cm" svg:height="1.659cm" svg:x="5.919cm" svg:y="6.726cm">
          <text:p text:style-name="P1">mixer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3" draw:id="id53" draw:layer="layout" svg:width="3.527cm" svg:height="1.66cm" svg:x="5.881cm" svg:y="4.236cm">
          <text:p text:style-name="P1">rms1</text:p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3.527cm" svg:height="1.66cm" svg:x="14.388cm" svg:y="12.12cm">
          <text:p text:style-name="P1">fir2</text:p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3.527cm" svg:height="1.66cm" svg:x="10.238cm" svg:y="12.12cm">
          <text:p text:style-name="P1">biquad2</text:p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3.527cm" svg:height="1.66cm" svg:x="5.881cm" svg:y="12.12cm">
          <text:p text:style-name="P1">mixer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4.358cm -1.317cm" svg:x1="5.095cm" svg:y1="5.701cm" svg:x2="5.919cm" svg:y2="7.555cm" draw:start-shape="id47" draw:start-glue-point="1" draw:end-shape="id48" draw:end-glue-point="3" svg:d="M5095 5701h493v1867h-171v-13h502" svg:viewBox="0 0 825 1868">
          <text:p/>
        </draw:connector>
        <draw:connector draw:style-name="gr6" draw:text-style-name="P1" draw:layer="layout" svg:x1="9.446cm" svg:y1="7.555cm" svg:x2="10.16cm" svg:y2="7.555cm" draw:start-shape="id48" draw:start-glue-point="1" draw:end-shape="id49" draw:end-glue-point="3" svg:d="M9446 7555h714" svg:viewBox="0 0 715 1">
          <text:p/>
        </draw:connector>
        <draw:connector draw:style-name="gr6" draw:text-style-name="P1" draw:layer="layout" svg:x1="13.688cm" svg:y1="7.555cm" svg:x2="14.301cm" svg:y2="7.533cm" draw:start-shape="id49" draw:start-glue-point="1" draw:end-shape="id50" draw:end-glue-point="3" svg:d="M13688 7555h306v-22h307" svg:viewBox="0 0 614 23">
          <text:p/>
        </draw:connector>
        <draw:connector draw:style-name="gr6" draw:text-style-name="P1" draw:layer="layout" svg:x1="17.828cm" svg:y1="7.533cm" svg:x2="18.33cm" svg:y2="7.455cm" draw:start-shape="id50" draw:start-glue-point="1" draw:end-shape="id51" draw:end-glue-point="3" svg:d="M17828 7533h250v-78h252" svg:viewBox="0 0 503 79">
          <text:p/>
        </draw:connector>
        <draw:connector draw:style-name="gr6" draw:text-style-name="P1" xml:id="id52" draw:id="id52" draw:layer="layout" svg:x1="5.095cm" svg:y1="5.701cm" svg:x2="5.095cm" svg:y2="5.701cm" draw:start-shape="id47" draw:start-glue-point="1" draw:end-shape="id47" svg:d="M5095 5701z" svg:viewBox="0 0 1 1">
          <text:p/>
        </draw:connector>
        <draw:connector draw:style-name="gr6" draw:text-style-name="P1" draw:layer="layout" svg:x1="5.095cm" svg:y1="5.701cm" svg:x2="5.881cm" svg:y2="5.066cm" draw:start-shape="id52" draw:start-glue-point="0" draw:end-shape="id53" draw:end-glue-point="3" svg:d="M5095 5701v-635h786" svg:viewBox="0 0 787 636">
          <text:p/>
        </draw:connector>
        <draw:custom-shape draw:style-name="gr7" draw:text-style-name="P3" xml:id="id54" draw:id="id54" draw:layer="layout" svg:width="3.527cm" svg:height="1.659cm" svg:x="1.568cm" svg:y="6.739cm">
          <text:p text:style-name="P1">waveform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095cm" svg:y1="7.568cm" svg:x2="5.593cm" svg:y2="7.54cm" draw:start-shape="id54" draw:start-glue-point="1" svg:d="M5095 7568h500v-28h-2" svg:viewBox="0 0 501 29">
          <text:p/>
        </draw:connector>
        <draw:custom-shape draw:style-name="gr13" draw:text-style-name="P2" xml:id="id61" draw:id="id61" draw:layer="layout" svg:width="3.527cm" svg:height="1.66cm" svg:x="22.889cm" svg:y="12.192cm">
          <text:p text:style-name="P1">dis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388cm" svg:y1="12.95cm" svg:x2="13.765cm" svg:y2="12.95cm" draw:start-shape="id55" draw:start-glue-point="3" draw:end-shape="id56" draw:end-glue-point="1" svg:d="M14388 12950h-623" svg:viewBox="0 0 624 1">
          <text:p/>
        </draw:connector>
        <draw:connector draw:style-name="gr6" draw:text-style-name="P1" draw:layer="layout" svg:x1="10.238cm" svg:y1="12.95cm" svg:x2="9.408cm" svg:y2="12.95cm" draw:start-shape="id56" draw:start-glue-point="3" draw:end-shape="id57" draw:end-glue-point="1" svg:d="M10238 12950h-830" svg:viewBox="0 0 831 1">
          <text:p/>
        </draw:connector>
        <draw:custom-shape draw:style-name="gr9" draw:text-style-name="P3" xml:id="id58" draw:id="id58" draw:layer="layout" svg:width="3.527cm" svg:height="1.66cm" svg:x="1.524cm" svg:y="8.606cm">
          <text:p text:style-name="P1">usbI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4.351cm 1.344cm" svg:x1="5.051cm" svg:y1="9.436cm" svg:x2="5.919cm" svg:y2="7.555cm" draw:start-shape="id58" draw:start-glue-point="1" draw:end-shape="id48" draw:end-glue-point="3" svg:d="M5051 9436h544v-1868h-178v-13h502" svg:viewBox="0 0 869 1882">
          <text:p/>
        </draw:connector>
        <draw:custom-shape draw:style-name="gr10" draw:text-style-name="P3" xml:id="id60" draw:id="id60" draw:layer="layout" svg:width="3.528cm" svg:height="1.66cm" svg:x="1.731cm" svg:y="13.365cm">
          <text:p text:style-name="P1">usbOu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259cm" svg:y1="11.913cm" svg:x2="5.881cm" svg:y2="12.95cm" draw:start-shape="id59" draw:start-glue-point="1" draw:end-shape="id57" draw:end-glue-point="3" svg:d="M5259 11913h311v1037h311" svg:viewBox="0 0 623 1038">
          <text:p/>
        </draw:connector>
        <draw:connector draw:style-name="gr6" draw:text-style-name="P1" draw:layer="layout" svg:x1="5.259cm" svg:y1="14.195cm" svg:x2="5.881cm" svg:y2="12.95cm" draw:start-shape="id60" draw:start-glue-point="1" draw:end-shape="id57" draw:end-glue-point="3" svg:d="M5259 14195h311v-1245h311" svg:viewBox="0 0 623 1246">
          <text:p/>
        </draw:connector>
        <draw:custom-shape draw:style-name="gr13" draw:text-style-name="P2" xml:id="id62" draw:id="id62" draw:layer="layout" svg:width="3.527cm" svg:height="1.66cm" svg:x="22.635cm" svg:y="6.604cm">
          <text:p text:style-name="P1">comp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6.416cm" svg:y1="13.022cm" svg:x2="26.162cm" svg:y2="7.434cm" draw:start-shape="id61" draw:start-glue-point="1" draw:end-shape="id62" draw:end-glue-point="1" svg:d="M26416 13022h500v-5588h-754" svg:viewBox="0 0 755 5589">
          <text:p/>
        </draw:connector>
        <draw:connector draw:style-name="gr6" draw:text-style-name="P1" draw:layer="layout" svg:x1="18.796cm" svg:y1="13.021cm" svg:x2="17.915cm" svg:y2="12.95cm" draw:start-shape="id63" draw:start-glue-point="3" draw:end-shape="id55" draw:end-glue-point="1" svg:d="M18796 13021h-441v-71h-440" svg:viewBox="0 0 882 72">
          <text:p/>
        </draw:connector>
        <draw:custom-shape draw:style-name="gr2" draw:text-style-name="P1" xml:id="id64" draw:id="id64" draw:layer="layout" svg:width="3.527cm" svg:height="1.66cm" svg:x="5.881cm" svg:y="2.161cm">
          <text:p text:style-name="P1">peakI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095cm" svg:y1="5.701cm" svg:x2="5.881cm" svg:y2="2.991cm" draw:start-shape="id52" draw:start-glue-point="0" draw:end-shape="id64" draw:end-glue-point="3" svg:d="M5095 5701v-2710h786" svg:viewBox="0 0 787 2711">
          <text:p/>
        </draw:connector>
        <draw:custom-shape draw:style-name="gr2" draw:text-style-name="P1" xml:id="id65" draw:id="id65" draw:layer="layout" svg:width="3.527cm" svg:height="1.66cm" svg:x="14.388cm" svg:y="14.61cm">
          <text:p text:style-name="P1">peakDis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.559cm" svg:y1="13.851cm" svg:x2="17.915cm" svg:y2="15.44cm" draw:start-shape="id63" draw:end-shape="id65" draw:end-glue-point="1" svg:d="M20559 13851v1589h-2644" svg:viewBox="0 0 2645 1590">
          <text:p/>
        </draw:connector>
        <draw:custom-shape draw:style-name="gr16" draw:text-style-name="P8" draw:layer="layout" svg:width="3.527cm" svg:height="1.66cm" svg:x="21.59cm" svg:y="15.24cm">
          <text:p text:style-name="P1">peakFir1</text:p>
          <draw:enhanced-geometry svg:viewBox="0 0 21600 21600" draw:type="rectangle" draw:enhanced-path="M 0 0 L 21600 0 21600 21600 0 21600 0 0 Z N"/>
        </draw:custom-shape>
        <draw:custom-shape draw:style-name="gr2" draw:text-style-name="P1" xml:id="id66" draw:id="id66" draw:layer="layout" svg:width="3.527cm" svg:height="1.66cm" svg:x="1.776cm" svg:y="15.358cm">
          <text:p text:style-name="P1">peakOu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209cm 0cm -0.215cm" svg:x1="5.881cm" svg:y1="12.95cm" svg:x2="5.303cm" svg:y2="16.188cm" draw:start-shape="id57" draw:start-glue-point="3" draw:end-shape="id66" draw:end-glue-point="1" svg:d="M5881 12950h-293v1619 1619h-285" svg:viewBox="0 0 579 3239">
          <text:p/>
        </draw:connector>
        <draw:custom-shape draw:style-name="gr9" draw:text-style-name="P3" xml:id="id67" draw:id="id67" draw:layer="layout" svg:width="3.527cm" svg:height="1.66cm" svg:x="10.031cm" svg:y="9.008cm">
          <text:p text:style-name="P1">queue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682cm" svg:y1="8.385cm" svg:x2="10.031cm" svg:y2="9.838cm" draw:start-shape="id48" draw:start-glue-point="2" draw:end-shape="id67" draw:end-glue-point="3" svg:d="M7682 8385v1453h2349" svg:viewBox="0 0 2350 1454">
          <text:p/>
        </draw:connector>
        <draw:custom-shape draw:style-name="gr9" draw:text-style-name="P3" xml:id="id68" draw:id="id68" draw:layer="layout" svg:width="3.527cm" svg:height="1.66cm" svg:x="6.296cm" svg:y="15.232cm">
          <text:p text:style-name="P1">queue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644cm" svg:y1="13.78cm" svg:x2="8.059cm" svg:y2="15.232cm" draw:start-shape="id57" draw:start-glue-point="2" draw:end-shape="id68" svg:d="M7644 13780v726h415v726" svg:viewBox="0 0 416 1453">
          <text:p/>
        </draw:connector>
        <draw:frame draw:style-name="gr11" draw:text-style-name="P5" draw:layer="layout" svg:width="2.61cm" svg:height="0.962cm" svg:x="1.778cm" svg:y="19.558cm">
          <draw:text-box>
            <text:p>Legend</text:p>
          </draw:text-box>
        </draw:frame>
        <draw:frame draw:style-name="gr12" draw:text-style-name="P6" draw:layer="layout" svg:width="23.286cm" svg:height="0.962cm" svg:x="2.802cm" svg:y="0.362cm">
          <draw:text-box>
            <text:p><text:span text:style-name="T1">Teensy 3.5/3.6 multistage distortion modeler, distPedal07c, J.Cugnoni, 2017</text:span></text:p>
          </draw:text-box>
        </draw:frame>
        <draw:custom-shape draw:style-name="gr2" draw:text-style-name="P1" draw:layer="layout" svg:width="3.527cm" svg:height="1.66cm" svg:x="4.826cm" svg:y="19.05cm">
          <text:p text:style-name="P1">Int1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527cm" svg:height="1.66cm" svg:x="9.398cm" svg:y="19.05cm">
          <text:p text:style-name="P1">Float32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318cm" svg:height="1.66cm" svg:x="13.97cm" svg:y="19.05cm">
          <text:p text:style-name="P1">Int16 IO,<text:line-break/>Float32 insid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27cm" svg:height="1.66cm" svg:x="19.05cm" svg:y="19.05cm">
          <text:p text:style-name="P1">Optional</text:p>
          <text:p text:style-name="P1">(#define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.323cm" svg:y1="13.021cm" svg:x2="22.889cm" svg:y2="13.022cm" draw:start-shape="id63" draw:start-glue-point="1" draw:end-shape="id61" draw:end-glue-point="3" svg:d="M22323 13021h282v1h284" svg:viewBox="0 0 567 2">
          <text:p/>
        </draw:connector>
        <draw:connector draw:style-name="gr6" draw:text-style-name="P1" draw:layer="layout" svg:x1="21.857cm" svg:y1="7.455cm" svg:x2="22.635cm" svg:y2="7.434cm" draw:start-shape="id51" draw:start-glue-point="1" draw:end-shape="id62" draw:end-glue-point="3" svg:d="M21857 7455h388v-21h390" svg:viewBox="0 0 779 22">
          <text:p/>
        </draw:connector>
        <draw:custom-shape draw:style-name="gr17" draw:text-style-name="P9" draw:layer="layout" svg:width="6.096cm" svg:height="1.778cm" draw:transform="rotate (-0.357443430808439) translate (19.301cm 2.038cm)">
          <text:p text:style-name="P1">TODO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08:35:00.197821821</meta:creation-date>
    <dc:date>2017-05-05T11:19:13.109068557</dc:date>
    <meta:editing-duration>P1DT18H37M9S</meta:editing-duration>
    <meta:editing-cycles>11</meta:editing-cycles>
    <meta:generator>LibreOffice/5.1.6.2$Linux_X86_64 LibreOffice_project/10m0$Build-2</meta:generator>
    <meta:document-statistic meta:object-count="181"/>
  </office:meta>
</office:document-meta>
</file>